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a5c" officeooo:paragraph-rsid="00115a5c"/>
    </style:style>
    <style:style style:name="P2" style:family="paragraph" style:parent-style-name="Standard">
      <style:text-properties officeooo:rsid="0012d918" officeooo:paragraph-rsid="0012d918"/>
    </style:style>
    <style:style style:name="T1" style:family="text">
      <style:text-properties officeooo:rsid="0012d9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this ..</text:p>
      <text:p text:style-name="P1">U said dont expect anything from me . But why u said all this . I used to ignore this things so that everything between us go perfectly .</text:p>
      <text:p text:style-name="P1">But u never think what you say can break me ,not for a single moment .u think yourself as a mature strong person ,and i am fool dumb girl to whoom u sd say all this and made me realise to keep the distance and create a boundry to my emotions .but dear you really dont have any control over my emotions.</text:p>
      <text:p text:style-name="P1"/>
      <text:p text:style-name="P1">Okay about the expectation ,let me tell you i have never expected anything from you.if <text:s/>you noticed .sometimes i behave childish but i really never thought you wd do a this or that for me .it been years my friend.. i totally understand where our relationship stands .what is my limit ,what we think about each other .it has been years ...</text:p>
      <text:p text:style-name="P1">yeah i do expect some little things sometime, like you will listen to me .you ll care for me .but only then when u do al<text:span text:style-name="T1">l</text:span> this from your side .i never forced you .and <text:s/>in my knowledge friens do this .its not that big special things.</text:p>
      <text:p text:style-name="P2">U also said that what i feel about you all of your friends said that i care for u and that is different for other .</text:p>
      <text:p text:style-name="P2">U dont want to loose me .so i sd keep thngs as it is ..bt what are you talking man .</text:p>
      <text:p text:style-name="P2"/>
      <text:p text:style-name="P2">What i was saying that time ,what was i complaining .just i wanted to talk.thats it .for that u make thing so big and u always tell me to calm down fine .</text:p>
      <text:p text:style-name="P2">Yeah it may be more than my limitation but i just wanted to talk to u when i want .not only u call u sd listen to you .u said i can say things to you i can call you whenever i want but when i do that u show that u are not atall interested to listen to m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1:31:00.820319186</meta:creation-date>
    <dc:date>2018-09-25T12:23:25.246925735</dc:date>
    <meta:editing-duration>PT20H49M3S</meta:editing-duration>
    <meta:editing-cycles>1</meta:editing-cycles>
    <meta:document-statistic meta:table-count="0" meta:image-count="0" meta:object-count="0" meta:page-count="1" meta:paragraph-count="9" meta:word-count="345" meta:character-count="1633" meta:non-whitespace-character-count="1295"/>
    <meta:generator>LibreOffice/5.1.6.2$Linux_X86_64 LibreOffice_project/10m0$Build-2</meta:generator>
  </office:meta>
</office:document-meta>
</file>